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2813in" table:align="left"/>
    </style:style>
    <style:style style:name="Table1.A" style:family="table-column">
      <style:table-column-properties style:column-width="1.4583in"/>
    </style:style>
    <style:style style:name="Table1.B" style:family="table-column">
      <style:table-column-properties style:column-width="3.8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list-style-name="L1"/>
    <style:style style:name="P2"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DUCTION</text:p>
      <text:p text:style-name="Standard"/>
      <text:p text:style-name="Standard">The introduction of the Software Requirements Specification (SRS) provides an overview</text:p>
      <text:p text:style-name="Standard">of the entire SRS with purpose, scope, definitions, acronyms, abbreviations, references and</text:p>
      <text:p text:style-name="Standard">overview of the SRS.This section intends <text:s/>to provide the reader with the background information about the web application <text:s/>“Nepal Khabar ”</text:p>
      <text:p text:style-name="Standard"/>
      <text:p text:style-name="Standard">PURPOSE</text:p>
      <text:p text:style-name="Standard"/>
      <text:p text:style-name="Standard">The main purpose of this document is to include the <text:s/>functional and non-functional requirements <text:s/>needed to design, develop and deploy the news portal web application “Hamro Khabar”</text:p>
      <text:p text:style-name="Standard">Also gathering customer's ideas about the overall system and the requirements needed for the software to become a success is carried out.It also <text:s/>provides clear guidelines to designers and developers during software development. <text:s/>Similary it describes the various perspectives <text:s/>of the clients, team and other stakeholders regarding <text:s/>the software and its features. </text:p>
      <text:p text:style-name="Standard"/>
      <text:p text:style-name="Standard">//change the language, words </text:p>
      <text:p text:style-name="Standard">In short the purpose of this SRS document is to provide a detailed overview of the software</text:p>
      <text:p text:style-name="Standard">product, its parameters and goals.</text:p>
      <text:p text:style-name="Standard"/>
      <text:p text:style-name="Standard"/>
      <text:p text:style-name="Standard">DOCUMENT CONVENTION</text:p>
      <text:p text:style-name="Standard"/>
      <text:p text:style-name="Standard">The following conventions have been used in this document.</text:p>
      <text:p text:style-name="Standard"/>
      <text:list xml:id="list11830599071" text:style-name="L1">
        <text:list-item>
          <text:p text:style-name="P1"><text:s/>Font: Times New Roman </text:p>
        </text:list-item>
        <text:list-item>
          <text:p text:style-name="P1"><text:s/>Size 16 For Main Headings </text:p>
        </text:list-item>
        <text:list-item>
          <text:p text:style-name="P1"><text:s/>Size 14 For Sub Headings </text:p>
        </text:list-item>
        <text:list-item>
          <text:p text:style-name="P1"><text:s/>Size 12 For The Text </text:p>
        </text:list-item>
        <text:list-item>
          <text:p text:style-name="P1"><text:s/>Words in bold are important terms, and have been formatted to grab the attention of the reader. </text:p>
          <text:p text:style-name="P1"/>
        </text:list-item>
      </text:list>
      <text:p text:style-name="Standard">INTENDED AUDICENCE AND READING SUGGESTIONS</text:p>
      <text:p text:style-name="Standard"/>
      <text:p text:style-name="Standard">This document can be used by :</text:p>
      <text:p text:style-name="Standard"/>
      <text:list xml:id="list764215724" text:style-name="L2">
        <text:list-item>
          <text:p text:style-name="P2">Users</text:p>
        </text:list-item>
        <text:list-item>
          <text:p text:style-name="P2">Developers</text:p>
        </text:list-item>
        <text:list-item>
          <text:p text:style-name="P2">Project managers</text:p>
        </text:list-item>
        <text:list-item>
          <text:p text:style-name="P2">Testers</text:p>
        </text:list-item>
        <text:list-item>
          <text:p text:style-name="P2">Documentation writers.</text:p>
        </text:list-item>
        <text:list-item>
          <text:p text:style-name="P2">Quality Analyst</text:p>
        </text:list-item>
        <text:list-item>
          <text:p text:style-name="P2">Clients</text:p>
        </text:list-item>
      </text:list>
      <text:p text:style-name="Standard"><text:s/></text:p>
      <text:p text:style-name="Standard">SCOPE OF THE PROJECT</text:p>
      <text:p text:style-name="Standard"/>
      <text:p text:style-name="Standard">The name of our software is “Samachar E-station”.</text:p>
      <text:p text:style-name="Standard"/>
      <text:p text:style-name="Standard">The main aim of this software is the simulation of <text:s/>news providing medium like newspapers, daily <text:soft-page-break/>magazines and others. This application is designed with the intension of providing authentic national and international news about politics, sports, business ,health, technology and others to the users. Besides this, job vacancies , information about Lost and found <text:s/>items and commercial advertisments may also be included.</text:p>
      <text:p text:style-name="Standard"/>
      <text:p text:style-name="Standard">Once deployed this software will provide an effective online reporting of <text:s/>authentic news.It will be a good online source of information and sometimes entertainment aswell.</text:p>
      <text:p text:style-name="Standard"/>
      <text:p text:style-name="Standard"/>
      <text:p text:style-name="Standard"/>
      <text:p text:style-name="Standard"/>
      <text:p text:style-name="Standard"/>
      <text:p text:style-name="Standard">DEFINITION,ACRONYM AND ABBREVIATIONS</text:p>
      <text:p text:style-name="Standard"/>
      <text:p text:style-name="Standard">ABBREVIATIONS</text:p>
      <text:p text:style-name="Standard"/>
      <table:table table:name="Table1" table:style-name="Table1">
        <table:table-column table:style-name="Table1.A"/>
        <table:table-column table:style-name="Table1.B"/>
        <table:table-row>
          <table:table-cell table:style-name="Table1.A1" office:value-type="string">
            <text:p text:style-name="Table_20_Contents">ABBREVIATIONS</text:p>
          </table:table-cell>
          <table:table-cell table:style-name="Table1.B1" office:value-type="string">
            <text:p text:style-name="Table_20_Contents"><text:s text:c="2"/>FULL FORM</text:p>
          </table:table-cell>
        </table:table-row>
        <table:table-row>
          <table:table-cell table:style-name="Table1.A2" office:value-type="string">
            <text:p text:style-name="Table_20_Contents"><text:s text:c="3"/>HTML</text:p>
          </table:table-cell>
          <table:table-cell table:style-name="Table1.B2" office:value-type="string">
            <text:p text:style-name="Table_20_Contents">Hyper Text Markup Language</text:p>
          </table:table-cell>
        </table:table-row>
        <table:table-row>
          <table:table-cell table:style-name="Table1.A2" office:value-type="string">
            <text:p text:style-name="Table_20_Contents"><text:s text:c="3"/>CSS</text:p>
          </table:table-cell>
          <table:table-cell table:style-name="Table1.B2" office:value-type="string">
            <text:p text:style-name="Table_20_Contents">Cascading Style Sheets</text:p>
          </table:table-cell>
        </table:table-row>
        <table:table-row>
          <table:table-cell table:style-name="Table1.A2" office:value-type="string">
            <text:p text:style-name="Table_20_Contents"><text:s text:c="3"/>JS</text:p>
          </table:table-cell>
          <table:table-cell table:style-name="Table1.B2" office:value-type="string">
            <text:p text:style-name="Table_20_Contents">Java Script</text:p>
          </table:table-cell>
        </table:table-row>
        <table:table-row>
          <table:table-cell table:style-name="Table1.A2" office:value-type="string">
            <text:p text:style-name="Table_20_Contents"><text:s text:c="3"/>WWW</text:p>
          </table:table-cell>
          <table:table-cell table:style-name="Table1.B2" office:value-type="string">
            <text:p text:style-name="Table_20_Contents">World Wide Web </text:p>
          </table:table-cell>
        </table:table-row>
      </table:table>
      <text:p text:style-name="Standard"/>
      <text:p text:style-name="Standard">DEFINITION:<text:line-break/></text:p>
      <text:p text:style-name="Standard">Hypertext Markup Language:</text:p>
      <text:p text:style-name="Standard"/>
      <text:p text:style-name="Standard"><text:s/>Cascading Style Sheets:</text:p>
      <text:p text:style-name="Standard">A type of style sheet language that defines the presentation of a website written in HTML or</text:p>
      <text:p text:style-name="Standard"/>
      <text:p text:style-name="Standard">HTML5:The latest version of HTML</text:p>
      <text:p text:style-name="Standard"/>
      <text:p text:style-name="Standard">Javascript:</text:p>
      <text:p text:style-name="Standard">An object-oriented, client-side scripting language. It allows for the development of enhanced</text:p>
      <text:p text:style-name="Standard">user interfaces and dynamic websites. It allows the HTML elements on a page to be</text:p>
      <text:p text:style-name="Standard">programmatically manipulated.</text:p>
      <text:p text:style-name="Standard"/>
      <text:p text:style-name="Standard"/>
      <text:p text:style-name="Standard">REFERENCE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mrita </meta:initial-creator>
    <meta:creation-date>2013-03-19T15:33:34</meta:creation-date>
    <dc:date>2013-03-20T09:58:54</dc:date>
    <dc:creator>Smrita </dc:creator>
    <meta:editing-duration>PT11M58S</meta:editing-duration>
    <meta:editing-cycles>4</meta:editing-cycles>
    <meta:generator>LibreOffice/3.5$Linux_x86 LibreOffice_project/350m1$Build-2</meta:generator>
    <meta:document-statistic meta:table-count="1" meta:image-count="0" meta:object-count="0" meta:page-count="2" meta:paragraph-count="53" meta:word-count="414" meta:character-count="2714" meta:non-whitespace-character-count="2323"/>
  </office:meta>
</office:document-meta>
</file>